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AB0000007671D1703B4EE21EA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0667in" fo:margin-left="0.0986in" fo:margin-top="0in" fo:margin-bottom="0in" table:align="left" style:writing-mode="lr-tb"/>
    </style:style>
    <style:style style:name="Table1.A" style:family="table-column">
      <style:table-column-properties style:column-width="1.8458in"/>
    </style:style>
    <style:style style:name="Table1.B" style:family="table-column">
      <style:table-column-properties style:column-width="0.5854in"/>
    </style:style>
    <style:style style:name="Table1.C" style:family="table-column">
      <style:table-column-properties style:column-width="0.4326in"/>
    </style:style>
    <style:style style:name="Table1.D" style:family="table-column">
      <style:table-column-properties style:column-width="0.6667in"/>
    </style:style>
    <style:style style:name="Table1.E" style:family="table-column">
      <style:table-column-properties style:column-width="0.0465in"/>
    </style:style>
    <style:style style:name="Table1.F" style:family="table-column">
      <style:table-column-properties style:column-width="0.5035in"/>
    </style:style>
    <style:style style:name="Table1.G" style:family="table-column">
      <style:table-column-properties style:column-width="0.6597in"/>
    </style:style>
    <style:style style:name="Table1.H" style:family="table-column">
      <style:table-column-properties style:column-width="1.0722in"/>
    </style:style>
    <style:style style:name="Table1.I" style:family="table-column">
      <style:table-column-properties style:column-width="1.2535in"/>
    </style:style>
    <style:style style:name="Table1.1" style:family="table-row">
      <style:table-row-properties style:min-row-height="0.3833in" fo:keep-together="auto"/>
    </style:style>
    <style:style style:name="Table1.A1" style:family="table-cell">
      <style:table-cell-properties fo:padding-left="0.0486in" fo:padding-right="0.0486in" fo:padding-top="0in" fo:padding-bottom="0in" fo:border="none"/>
    </style:style>
    <style:style style:name="Table1.2" style:family="table-row">
      <style:table-row-properties style:min-row-height="0.0486in" fo:keep-together="auto"/>
    </style:style>
    <style:style style:name="Table1.A2" style:family="table-cell">
      <style:table-cell-properties style:vertical-align="bottom" fo:padding-left="0.0486in" fo:padding-right="0.0486in" fo:padding-top="0in" fo:padding-bottom="0in" fo:border="none"/>
    </style:style>
    <style:style style:name="Table1.B2" style:family="table-cell">
      <style:table-cell-properties style:vertical-align="middle" fo:padding-left="0.0486in" fo:padding-right="0.0486in" fo:padding-top="0in" fo:padding-bottom="0in" fo:border="none"/>
    </style:style>
    <style:style style:name="Table1.3" style:family="table-row">
      <style:table-row-properties style:row-height="0.0486in" fo:keep-together="auto"/>
    </style:style>
    <style:style style:name="Table1.A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1.7" style:family="table-row">
      <style:table-row-properties style:min-row-height="0.05in" fo:keep-together="auto"/>
    </style:style>
    <style:style style:name="Table1.A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0.5pt solid #000000" fo:border-bottom="none"/>
    </style:style>
    <style:style style:name="Table1.8" style:family="table-row">
      <style:table-row-properties style:min-row-height="0.1986in" fo:keep-together="auto"/>
    </style:style>
    <style:style style:name="Table1.A8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9" style:family="table-row">
      <style:table-row-properties style:min-row-height="0.041in" fo:keep-together="auto"/>
    </style:style>
    <style:style style:name="Table1.A9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none"/>
    </style:style>
    <style:style style:name="Table1.B9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e1.11" style:family="table-row">
      <style:table-row-properties style:min-row-height="0.3861in" fo:keep-together="auto"/>
    </style:style>
    <style:style style:name="Table1.B1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le1.F15" style:family="table-cell">
      <style:table-cell-properties style:vertical-align="middle" fo:padding-left="0.0486in" fo:padding-right="0.0486in" fo:padding-top="0in" fo:padding-bottom="0in" fo:border-left="none" fo:border-right="0.5pt solid #000000" fo:border-top="none" fo:border-bottom="none"/>
    </style:style>
    <style:style style:name="Table1.A1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/>
    </style:style>
    <style:style style:name="Table1.D16" style:family="table-cell">
      <style:table-cell-properties style:vertical-align="middle" fo:padding-left="0.0486in" fo:padding-right="0.0486in" fo:padding-top="0in" fo:padding-bottom="0in" fo:border-left="none" fo:border-right="0.5pt solid #000000" fo:border-top="none" fo:border-bottom="0.5pt solid #000000"/>
    </style:style>
    <style:style style:name="Table1.17" style:family="table-row">
      <style:table-row-properties style:min-row-height="0.2576in" fo:keep-together="auto"/>
    </style:style>
    <style:style style:name="Table1.18" style:family="table-row">
      <style:table-row-properties style:min-row-height="0.684in" fo:keep-together="auto"/>
    </style:style>
    <style:style style:name="Table1.A18" style:family="table-cell">
      <style:table-cell-properties fo:padding-left="0.0486in" fo:padding-right="0.0486in" fo:padding-top="0in" fo:padding-bottom="0in" fo:border="0.5pt solid #000000"/>
    </style:style>
    <style:style style:name="Table1.E18" style:family="table-cell">
      <style:table-cell-properties fo:padding-left="0.0486in" fo:padding-right="0.0486in" fo:padding-top="0in" fo:padding-bottom="0in" fo:border="0.5pt solid #000000"/>
    </style:style>
    <style:style style:name="Table1.19" style:family="table-row">
      <style:table-row-properties style:min-row-height="0.7028in" fo:keep-together="auto"/>
    </style:style>
    <style:style style:name="Table1.20" style:family="table-row">
      <style:table-row-properties style:row-height="0.05in" fo:keep-together="auto"/>
    </style:style>
    <style:style style:name="Table1.24" style:family="table-row">
      <style:table-row-properties style:min-row-height="0.4382in" fo:keep-together="auto"/>
    </style:style>
    <style:style style:name="Table1.A2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none"/>
    </style:style>
    <style:style style:name="Table1.25" style:family="table-row">
      <style:table-row-properties style:min-row-height="0.9021in" fo:keep-together="auto"/>
    </style:style>
    <style:style style:name="Table1.26" style:family="table-row">
      <style:table-row-properties style:min-row-height="0.4549in" fo:keep-together="auto"/>
    </style:style>
    <style:style style:name="Table1.27" style:family="table-row">
      <style:table-row-properties style:row-height="0.041in" fo:keep-together="auto"/>
    </style:style>
    <style:style style:name="Table1.A2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none"/>
    </style:style>
    <style:style style:name="Table1.28" style:family="table-row">
      <style:table-row-properties style:min-row-height="0.3729in" fo:keep-together="auto"/>
    </style:style>
    <style:style style:name="Table1.29" style:family="table-row">
      <style:table-row-properties style:min-row-height="0.3806in" fo:keep-together="auto"/>
    </style:style>
    <style:style style:name="Table1.30" style:family="table-row">
      <style:table-row-properties style:min-row-height="0.3431in" fo:keep-together="auto"/>
    </style:style>
    <style:style style:name="P1" style:family="paragraph" style:parent-style-name="Standard">
      <style:paragraph-properties fo:line-height="100%"/>
      <style:text-properties style:font-name="Arial Narrow" fo:font-size="9pt" fo:language="es" fo:country="MX" style:font-size-asian="9pt" style:font-name-complex="Arial1" style:font-size-complex="9pt"/>
    </style:style>
    <style:style style:name="P2" style:family="paragraph" style:parent-style-name="Standard">
      <style:paragraph-properties fo:line-height="100%">
        <style:tab-stops>
          <style:tab-stop style:position="2.198in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/>
      <style:text-properties fo:color="#000000" style:font-name="Arial Narrow" fo:font-size="9pt" fo:language="es" fo:country="MX" fo:font-weight="bold" style:font-name-asian="Times New Roman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orphans="2" fo:widows="2"/>
      <style:text-properties fo:color="#000000" style:font-name="Arial Narrow" fo:font-size="9pt" fo:language="es" fo:country="MX" fo:font-weight="bold" style:font-name-asian="Times New Roman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/>
      <style:text-properties fo:color="#000000" style:font-name="Arial Narrow" fo:font-size="9pt" fo:language="es" fo:country="MX" style:text-underline-style="solid" style:text-underline-width="auto" style:text-underline-color="font-color" fo:font-weight="bold" style:font-name-asian="Times New Roman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/>
      <style:text-properties fo:color="#000000" style:font-name="Arial Narrow" fo:font-size="9pt" fo:language="es" fo:country="MX" style:font-name-asian="Times New Roman" style:font-size-asian="9pt" style:font-name-complex="Arial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orphans="2" fo:widows="2"/>
      <style:text-properties fo:color="#000000" style:font-name="Arial Narrow" fo:font-size="9pt" fo:language="es" fo:country="MX" style:font-name-asian="Times New Roman" style:font-size-asian="9pt" style:font-name-complex="Arial1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/>
    </style:style>
    <style:style style:name="P9" style:family="paragraph" style:parent-style-name="Standard">
      <style:paragraph-properties fo:margin-top="0in" fo:margin-bottom="0in" loext:contextual-spacing="false" fo:line-height="100%" fo:text-align="end" style:justify-single-word="false" fo:orphans="2" fo:widows="2"/>
    </style:style>
    <style:style style:name="P10" style:family="paragraph" style:parent-style-name="Standard">
      <style:paragraph-properties fo:margin-top="0in" fo:margin-bottom="0in" loext:contextual-spacing="false" fo:line-height="100%" fo:orphans="2" fo:widows="2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 fo:orphans="2" fo:widows="2"/>
    </style:style>
    <style:style style:name="P12" style:family="paragraph" style:parent-style-name="Standard">
      <style:paragraph-properties fo:margin-top="0in" fo:margin-bottom="0in" loext:contextual-spacing="false" fo:line-height="100%" fo:orphans="2" fo:widows="2"/>
      <style:text-properties style:font-name="Arial Narrow" fo:font-size="9pt" fo:language="es" fo:country="MX" style:font-name-asian="Times New Roman" style:font-size-asian="9pt" style:font-name-complex="Arial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orphans="2" fo:widows="2"/>
      <style:text-properties fo:color="#002060" style:font-name="Arial Narrow" fo:font-size="9pt" fo:language="es" fo:country="MX" fo:font-weight="bold" style:font-name-asian="Times New Roman" style:font-size-asian="9pt" style:font-weight-asian="bold" style:font-name-complex="Arial1" style:font-size-complex="9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orphans="2" fo:widows="2"/>
      <style:text-properties fo:color="#002060" style:font-name="Arial Narrow" fo:font-size="9pt" fo:language="es" fo:country="MX" fo:font-weight="bold" style:font-name-asian="Times New Roman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.2437in" fo:margin-right="0.2465in" fo:margin-top="0in" fo:margin-bottom="0in" loext:contextual-spacing="false" fo:line-height="100%" fo:text-align="center" style:justify-single-word="false" fo:orphans="2" fo:widows="2" fo:text-indent="0in" style:auto-text-indent="false"/>
    </style:style>
    <style:style style:name="P16" style:family="paragraph" style:parent-style-name="Standard">
      <style:paragraph-properties fo:margin-left="0.3465in" fo:margin-right="0.3508in" fo:margin-top="0in" fo:margin-bottom="0in" loext:contextual-spacing="false" fo:line-height="100%" fo:text-align="center" style:justify-single-word="false" fo:orphans="2" fo:widows="2" fo:text-indent="0in" style:auto-text-indent="false"/>
    </style:style>
    <style:style style:name="P17" style:family="paragraph" style:parent-style-name="Standard" style:master-page-name="Standard">
      <style:paragraph-properties fo:line-height="100%" style:page-number="auto"/>
      <style:text-properties style:font-name="Arial Narrow" fo:font-size="9pt" style:font-size-asian="9pt" style:font-size-complex="9pt"/>
    </style:style>
    <style:style style:name="T1" style:family="text">
      <style:text-properties fo:color="#000000" style:font-name="Arial Narrow" fo:font-size="9pt" fo:language="es" fo:country="MX" fo:font-weight="bold" style:font-name-asian="Times New Roman" style:font-size-asian="9pt" style:font-weight-asian="bold" style:font-name-complex="Arial1" style:font-size-complex="9pt" style:font-weight-complex="bold"/>
    </style:style>
    <style:style style:name="T2" style:family="text">
      <style:text-properties fo:color="#000000" style:font-name="Arial Narrow" fo:font-size="9pt" fo:language="es" fo:country="MX" fo:font-weight="bold" style:font-name-asian="Times New Roman" style:font-size-asian="9pt" style:font-weight-asian="bold" style:font-name-complex="Arial1" style:font-size-complex="9pt" style:font-weight-complex="bold" fo:background-color="#c0c0c0"/>
    </style:style>
    <style:style style:name="T3" style:family="text">
      <style:text-properties fo:color="#000000" style:font-name="Arial Narrow" fo:font-size="9pt" fo:language="es" fo:country="MX" fo:font-weight="bold" style:font-name-asian="Times New Roman" style:font-size-asian="9pt" style:font-weight-asian="bold" style:font-name-complex="Arial1" style:font-size-complex="9pt"/>
    </style:style>
    <style:style style:name="T4" style:family="text">
      <style:text-properties fo:color="#000000" style:font-name="Arial Narrow" fo:font-size="9pt" fo:language="es" fo:country="MX" fo:font-weight="bold" style:font-name-asian="Times New Roman" style:font-size-asian="9pt" style:font-weight-asian="bold" style:font-name-complex="Arial1" style:font-size-complex="9pt" fo:background-color="#c0c0c0"/>
    </style:style>
    <style:style style:name="T5" style:family="text">
      <style:text-properties fo:color="#000000" style:font-name="Arial Narrow" fo:font-size="9pt" fo:language="es" fo:country="MX" fo:font-weight="bold" style:font-name-asian="Times New Roman" style:font-size-asian="9pt" style:font-weight-asian="bold" style:font-name-complex="Arial1" style:font-size-complex="9pt" style:font-style-complex="italic" style:font-weight-complex="bold"/>
    </style:style>
    <style:style style:name="T6" style:family="text">
      <style:text-properties fo:color="#000000" style:font-name="Arial Narrow" fo:font-size="9pt" fo:language="es" fo:country="MX" fo:font-weight="bold" style:font-name-asian="Times New Roman" style:font-size-asian="9pt" style:font-weight-asian="bold" style:font-name-complex="Arial1" style:font-size-complex="9pt" style:font-style-complex="italic" style:font-weight-complex="bold" fo:background-color="#c0c0c0"/>
    </style:style>
    <style:style style:name="T7" style:family="text">
      <style:text-properties fo:color="#000000" style:font-name="Arial Narrow" fo:font-size="9pt" fo:language="es" fo:country="MX" style:font-name-asian="Times New Roman" style:font-size-asian="9pt" style:font-name-complex="Arial1" style:font-size-complex="9pt"/>
    </style:style>
    <style:style style:name="T8" style:family="text">
      <style:text-properties fo:color="#000000" style:font-name="Arial Narrow" fo:font-size="9pt" fo:language="es" fo:country="MX" style:font-name-asian="Times New Roman" style:font-size-asian="9pt" style:font-name-complex="Arial1" style:font-size-complex="9pt" style:font-weight-complex="bold"/>
    </style:style>
    <style:style style:name="T9" style:family="text">
      <style:text-properties fo:color="#000000" style:font-name="Arial Narrow" fo:font-size="9pt" fo:language="es" fo:country="MX" style:font-name-asian="Times New Roman" style:font-size-asian="9pt" style:font-name-complex="Arial1" style:font-size-complex="9pt" style:font-style-complex="italic"/>
    </style:style>
    <style:style style:name="T10" style:family="text">
      <style:text-properties fo:color="#000000" style:font-name="Arial Narrow" fo:font-size="9pt" fo:language="es" fo:country="MX" style:font-name-asian="Times New Roman" style:font-size-asian="9pt" style:font-name-complex="Arial1" style:font-size-complex="9pt" fo:background-color="#c0c0c0"/>
    </style:style>
    <style:style style:name="T11" style:family="text">
      <style:text-properties fo:color="#002060" style:font-name="Arial Narrow" fo:font-size="9pt" fo:language="es" fo:country="MX" fo:font-weight="bold" style:font-name-asian="Times New Roman" style:font-size-asian="9pt" style:font-weight-asian="bold" style:font-name-complex="Arial1" style:font-size-complex="9pt" style:font-weight-complex="bold"/>
    </style:style>
    <style:style style:name="T12" style:family="text">
      <style:text-properties fo:color="#002060" style:font-name="Arial Narrow" fo:font-size="9pt" fo:language="es" fo:country="MX" fo:font-weight="bold" style:font-name-asian="Times New Roman" style:font-size-asian="9pt" style:font-weight-asian="bold" style:font-name-complex="Arial1" style:font-size-complex="9pt" style:font-weight-complex="bold" fo:background-color="#c0c0c0"/>
    </style:style>
    <style:style style:name="T13" style:family="text">
      <style:text-properties style:font-name="Arial Narrow" fo:font-size="9pt" fo:language="es" fo:country="MX" style:font-name-asian="Times New Roman" style:font-size-asian="9pt" style:font-name-complex="Arial1" style:font-size-complex="9pt"/>
    </style:style>
    <style:style style:name="T14" style:family="text">
      <style:text-properties style:font-name="Arial Narrow" fo:font-size="9pt" fo:language="es" fo:country="MX" style:font-name-asian="Times New Roman" style:font-size-asian="9pt" style:font-name-complex="Arial1" style:font-size-complex="9pt" style:font-style-complex="italic"/>
    </style:style>
    <style:style style:name="T15" style:family="text">
      <style:text-properties style:font-name="Arial Narrow" fo:font-size="9pt" fo:language="es" fo:country="MX" fo:font-weight="bold" style:font-name-asian="Times New Roman" style:font-size-asian="9pt" style:font-weight-asian="bold" style:font-name-complex="Arial1" style:font-size-complex="9pt" style:font-weight-complex="bold"/>
    </style:style>
    <style:style style:name="T16" style:family="text">
      <style:text-properties style:font-name="Arial Narrow" fo:font-size="9pt" fo:language="es" fo:country="MX" style:font-size-asian="9pt" style:font-name-complex="Arial1" style:font-size-complex="9pt"/>
    </style:style>
    <style:style style:name="T17" style:family="text">
      <style:text-properties style:font-name="Arial Narrow" fo:font-size="8pt" style:font-size-asian="8pt" style:font-size-complex="8pt"/>
    </style:style>
    <style:style style:name="T18" style:family="text">
      <style:text-properties style:font-name="Arial Narrow" fo:font-size="8pt" fo:language="es" fo:country="ES" style:font-name-asian="Calibri1" style:font-size-asian="8pt" style:font-name-complex="Calibri1" style:font-size-complex="8pt" style:font-weight-complex="bold"/>
    </style:style>
    <style:style style:name="T19" style:family="text">
      <style:text-properties style:font-name="Arial Narrow" fo:font-size="8pt" fo:language="es" fo:country="ES" style:font-size-asian="8pt" style:font-name-complex="Calibri1" style:font-size-complex="8pt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9" office:value-type="string">
            <text:p text:style-name="P3"/>
            <text:p text:style-name="P8"><text:span text:style-name="T1">CARÁTULA DE CRÉDITO<text:line-break/>DEX ONE FOMENTO MÉXICO, S.A.P.I. DE C.V., SOFOM, EN.R.</text:span>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B2" table:number-columns-spanned="2" office:value-type="string">
            <text:p text:style-name="P12"/>
          </table:table-cell>
          <table:covered-table-cell/>
          <table:table-cell table:style-name="Table1.A2" table:number-columns-spanned="6" office:value-type="string">
            <text:p text:style-name="P9"><text:span text:style-name="T11">Pachuca de Soto, Hidalgo,</text:span><text:span text:style-name="T7"> </text:span><text:span text:style-name="T11">a [DÍA] de [MES] de [AÑO]</text:span><text:span text:style-name="T7">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B2" office:value-type="string">
            <text:p text:style-name="P13"/>
          </table:table-cell>
          <table:table-cell table:style-name="Table1.A2" table:number-columns-spanned="2" office:value-type="string">
            <text:p text:style-name="P12"/>
          </table:table-cell>
          <table:covered-table-cell/>
          <table:table-cell table:style-name="Table1.A2" table:number-columns-spanned="2" office:value-type="string">
            <text:p text:style-name="P12"/>
          </table:table-cell>
          <table:covered-table-cell/>
          <table:table-cell table:style-name="Table1.A2" office:value-type="string">
            <text:p text:style-name="P12"/>
          </table:table-cell>
          <table:table-cell table:style-name="Table1.A2" table:number-columns-spanned="2" office:value-type="string">
            <text:p text:style-name="P12"/>
          </table:table-cell>
          <table:covered-table-cell/>
          <table:table-cell table:style-name="Table1.A2" office:value-type="string">
            <text:p text:style-name="P12"/>
          </table:table-cell>
        </table:table-row>
        <table:table-row table:style-name="Table1.2">
          <table:table-cell table:style-name="Table1.B2" table:number-columns-spanned="8" office:value-type="string">
            <text:p text:style-name="P10"><text:span text:style-name="T7">NOMBRE DEL ACREDITAD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2"/>
          </table:table-cell>
        </table:table-row>
        <table:table-row table:style-name="Table1.2">
          <table:table-cell table:style-name="Table1.B2" table:number-columns-spanned="8" office:value-type="string">
            <text:p text:style-name="P10"><text:span text:style-name="T17">CONTRATO DE FACTORAJE FINANCIERO NÚMERO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2"/>
          </table:table-cell>
        </table:table-row>
        <table:table-row table:style-name="Table1.2">
          <table:table-cell table:style-name="Table1.A6" table:number-columns-spanned="9" office:value-type="string">
            <text:p text:style-name="P8"><text:span text:style-name="T1"> 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9" office:value-type="string">
            <text:p text:style-name="P10"><text:span text:style-name="T1">Nombre comercial del Producto: </text:span><text:span text:style-name="T7">Factoraje Financier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9" office:value-type="string">
            <text:p text:style-name="P10"><text:span text:style-name="T1">Tipo de Crédito: </text:span><text:span text:style-name="T7">Factoraje Financier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8"><text:span text:style-name="T15">CAT<text:line-break/>(Costo Anual Total)</text:span></text:p>
          </table:table-cell>
          <table:table-cell table:style-name="Table1.B9" table:number-rows-spanned="2" table:number-columns-spanned="4" office:value-type="string">
            <text:p text:style-name="P8"><text:span text:style-name="T1">TASA DE INTERÉS ANUAL</text:span></text:p>
          </table:table-cell>
          <table:covered-table-cell/>
          <table:covered-table-cell/>
          <table:covered-table-cell/>
          <table:table-cell table:style-name="Table1.B9" table:number-rows-spanned="2" table:number-columns-spanned="3" office:value-type="string">
            <text:p text:style-name="P8"><text:span text:style-name="T1">MONTO DEL CRÉDITO</text:span></text:p>
          </table:table-cell>
          <table:covered-table-cell/>
          <table:covered-table-cell/>
          <table:table-cell table:style-name="Table1.A8" table:number-rows-spanned="2" office:value-type="string">
            <text:p text:style-name="P8"><text:span text:style-name="T1">MONTO TOTAL A PAGAR</text:span></text:p>
          </table:table-cell>
        </table:table-row>
        <table:table-row table:style-name="Table1.8">
          <table:table-cell table:style-name="Table1.A8" office:value-type="string">
            <text:p text:style-name="P8"><text:span text:style-name="T12">[ <text:s text:c="14"/>]</text:span><text:span text:style-name="T15"> 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9" table:number-rows-spanned="4" office:value-type="string">
            <text:p text:style-name="P15"><text:bookmark-start text:name="RANGE!B12"/><text:span text:style-name="T7">Sin IVA Para fines informativos y de comparación</text:span><text:bookmark-end text:name="RANGE!B12"/></text:p>
          </table:table-cell>
          <table:table-cell table:style-name="Table1.B11" table:number-rows-spanned="2" table:number-columns-spanned="4" office:value-type="string">
            <text:p text:style-name="P8"><text:span text:style-name="T3">Ordinaria<text:line-break/></text:span><text:span text:style-name="T7">Tasa fija anual: </text:span><text:span text:style-name="T4">[ <text:s/>]</text:span><text:span text:style-name="T3">%</text:span></text:p>
            <text:p text:style-name="P6"/>
          </table:table-cell>
          <table:covered-table-cell/>
          <table:covered-table-cell/>
          <table:covered-table-cell/>
          <table:table-cell table:style-name="Table1.B9" table:number-rows-spanned="4" table:number-columns-spanned="3" office:value-type="string">
            <text:p text:style-name="P8"><text:span text:style-name="T11">$  </text:span><text:span text:style-name="T12">[ <text:s text:c="17"/>]</text:span></text:p>
          </table:table-cell>
          <table:covered-table-cell/>
          <table:covered-table-cell/>
          <table:table-cell table:style-name="Table1.A8" table:number-rows-spanned="4" office:value-type="string">
            <text:p text:style-name="P8"><text:span text:style-name="T11"><text:s/>$ </text:span><text:span text:style-name="T12">[ <text:s text:c="20"/>]</text:span><text:span text:style-name="T11"> </text:span></text:p>
          </table:table-cell>
        </table:table-row>
        <table:table-row table:style-name="Table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covered-table-cell/>
          <table:table-cell table:style-name="Table1.B2" table:number-rows-spanned="2" table:number-columns-spanned="4" office:value-type="string">
            <text:p text:style-name="P8"><text:span text:style-name="T3">Por mora</text:span><text:span text:style-name="T7"><text:line-break/>Tasa fija anual: </text:span><text:span text:style-name="T2">[ <text:s text:c="2"/>]</text:span><text:span text:style-name="T1">%</text:span><text:span text:style-name="T7"><text:line-break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7" table:number-columns-spanned="5" office:value-type="string">
            <text:p text:style-name="P8"><text:span text:style-name="T1">PLAZO DEL CRÉDITO: </text:span><text:span text:style-name="T12">[ <text:s text:c="20"/>]</text:span><text:span text:style-name="T1">. </text:span></text:p>
          </table:table-cell>
          <table:covered-table-cell/>
          <table:covered-table-cell/>
          <table:covered-table-cell/>
          <table:covered-table-cell/>
          <table:table-cell table:style-name="Table1.F15" table:number-columns-spanned="4" office:value-type="string">
            <text:p text:style-name="P10"><text:bookmark text:name="RANGE!C15"/><text:bookmark-start text:name="RANGE!E16"/><text:bookmark text:name="RANGE!C13"/><text:span text:style-name="T1">Fecha límite de pago: </text:span><text:bookmark-end text:name="RANGE!E16"/><text:span text:style-name="T12">[ <text:s text:c="20"/>]</text:span>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16" office:value-type="string">
            <text:p text:style-name="P10"><text:span text:style-name="T1"> </text:span></text:p>
          </table:table-cell>
          <table:table-cell table:style-name="Table1.A6" table:number-columns-spanned="2" office:value-type="string">
            <text:p text:style-name="P10"><text:span text:style-name="T1"> </text:span></text:p>
          </table:table-cell>
          <table:covered-table-cell/>
          <table:table-cell table:style-name="Table1.D16" table:number-columns-spanned="2" office:value-type="string">
            <text:p text:style-name="P10"><text:span text:style-name="T1"> </text:span></text:p>
          </table:table-cell>
          <table:covered-table-cell/>
          <table:table-cell table:style-name="Table1.D16" table:number-columns-spanned="4" office:value-type="string">
            <text:p text:style-name="P10"><text:span text:style-name="T1">Fecha de corte: </text:span><text:span text:style-name="T12">[ <text:s text:c="20"/>]</text:span></text:p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B9" table:number-columns-spanned="9" office:value-type="string">
            <text:p text:style-name="P8"><text:span text:style-name="T1">COMISIONES RELEVANT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A18" table:number-columns-spanned="4" office:value-type="string">
            <text:p text:style-name="P11"><text:span text:style-name="T3">Apertura:</text:span><text:span text:style-name="T7"> </text:span><text:span text:style-name="T3">NO APLICA</text:span></text:p>
            <text:p text:style-name="P11"><text:span text:style-name="T7">Anualidad: </text:span><text:span text:style-name="T3">NO APLICA</text:span><text:span text:style-name="T7"> </text:span></text:p>
            <text:p text:style-name="P11"><text:span text:style-name="T7">Prepago: </text:span><text:span text:style-name="T3">NO APLICA</text:span></text:p>
            <text:p text:style-name="P11"><text:span text:style-name="T7">Pago tardío (mora): </text:span><text:span text:style-name="T3">NO APLICA</text:span></text:p>
            <text:p text:style-name="P7"/>
          </table:table-cell>
          <table:covered-table-cell/>
          <table:covered-table-cell/>
          <table:covered-table-cell/>
          <table:table-cell table:style-name="Table1.E18" table:number-columns-spanned="5" office:value-type="string">
            <text:p text:style-name="P10"><text:span text:style-name="T7">Reposición de tarjeta:</text:span><text:span text:style-name="T3"> NO APLICA</text:span></text:p>
            <text:p text:style-name="P10"><text:span text:style-name="T7">Reclamación improcedente:</text:span><text:span text:style-name="T3"> NO APLICA</text:span></text:p>
            <text:p text:style-name="P10"><text:span text:style-name="T7">Cobranza:</text:span><text:span text:style-name="T3"> NO APLICA</text:span></text:p>
            <text:p text:style-name="P10"><text:span text:style-name="T7">Para otras comisiones consulte la cláusula “TERCERA. DETERMINACIÓN DEL PRECIO DEL FACTORAJE Y PAGO DEL IMPORTE”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7" table:number-columns-spanned="9" office:value-type="string">
            <text:p text:style-name="P8"><text:span text:style-name="T1">ADVERTENCIAS</text:span></text:p>
            <text:p text:style-name="P10"><text:span text:style-name="T7">“Incumplir con tus obligaciones te puede generar comisiones e in</text:span><text:bookmark text:name="_GoBack"/><text:span text:style-name="T7">tereses moratorios”.</text:span></text:p>
            <text:p text:style-name="P10"><text:span text:style-name="T7">“Contratar créditos por arriba de tu capacidad de pago puede afectar tu historial crediticio” <text:s/></text:span></text:p>
            <text:p text:style-name="P10"><text:span text:style-name="T7">"El avalista, obligado solidario o coacreditado responderá como obligado principal por el total del pago frente a la Entidad Financiera"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0">
          <table:table-cell table:style-name="Table1.A8" table:number-columns-spanned="9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B9" table:number-columns-spanned="9" office:value-type="string">
            <text:p text:style-name="P8"><text:span text:style-name="T1">SEGUR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B9" table:number-columns-spanned="2" office:value-type="string">
            <text:p text:style-name="P8"><text:span text:style-name="T1">Seguro:<text:line-break/>NO APLICA</text:span></text:p>
          </table:table-cell>
          <table:covered-table-cell/>
          <table:table-cell table:style-name="Table1.B9" table:number-columns-spanned="5" office:value-type="string">
            <text:p text:style-name="P8"><text:span text:style-name="T1">Aseguradora:<text:line-break/>NO APLICA</text:span></text:p>
          </table:table-cell>
          <table:covered-table-cell/>
          <table:covered-table-cell/>
          <table:covered-table-cell/>
          <table:covered-table-cell/>
          <table:table-cell table:style-name="Table1.B9" table:number-columns-spanned="2" office:value-type="string">
            <text:p text:style-name="P8"><text:span text:style-name="T1">Cláusula:<text:line-break/>NO APLICA</text:span></text:p>
          </table:table-cell>
          <table:covered-table-cell/>
        </table:table-row>
        <table:table-row table:style-name="Table1.9">
          <table:table-cell table:style-name="Table1.A7" table:number-columns-spanned="9" office:value-type="string">
            <text:p text:style-name="P8"><text:span text:style-name="T1">ESTADO DE CUEN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4" table:number-columns-spanned="3" office:value-type="string">
            <text:p text:style-name="P8"><text:bookmark-start text:name="RANGE!B33"/><text:span text:style-name="T5">Enviar a: <text:line-break/>[</text:span><text:span text:style-name="T6">Domicilio del cliente</text:span><text:span text:style-name="T5">]</text:span><text:bookmark-end text:name="RANGE!B33"/></text:p>
          </table:table-cell>
          <table:covered-table-cell/>
          <table:covered-table-cell/>
          <table:table-cell table:style-name="Table1.B2" table:number-columns-spanned="3" office:value-type="string">
            <text:p text:style-name="P8"><text:span text:style-name="T1">Consulta vía Internet: www.dexone.mx</text:span></text:p>
          </table:table-cell>
          <table:covered-table-cell/>
          <table:covered-table-cell/>
          <table:table-cell table:style-name="Table1.F15" table:number-columns-spanned="3" office:value-type="string">
            <text:p text:style-name="P8"><text:span text:style-name="T1">Envío por correo electrónico a:<text:line-break/>[</text:span><text:span text:style-name="T2">Correo electrónico del cliente</text:span><text:span text:style-name="T1">]</text:span></text:p>
          </table:table-cell>
          <table:covered-table-cell/>
          <table:covered-table-cell/>
        </table:table-row>
        <table:table-row table:style-name="Table1.25">
          <table:table-cell table:style-name="Table1.B9" table:number-columns-spanned="9" office:value-type="string">
            <text:p text:style-name="P10"><text:span text:style-name="T5">Aclaraciones y reclamaciones: </text:span></text:p>
            <text:p text:style-name="P10"><text:span text:style-name="T9">Unidad Especializada de Atención a Usuarios:</text:span><text:span text:style-name="T7"> </text:span><text:span text:style-name="T9">DEX ONE FOMENTO MÉXICO, S.A.P.I. DE C.V., SOFOM, EN.R.</text:span></text:p>
            <text:p text:style-name="P10"><text:span text:style-name="T9">Domicilio: </text:span><text:span text:style-name="T18">Blvd. Valle de San Javier, Ext. 215, 4to piso, Col. Valle de San Javier, Pachuca de Soto, Hidalgo, C.P. 42086.</text:span></text:p>
            <text:p text:style-name="P10"><text:span text:style-name="T9">Teléfono: </text:span><text:span text:style-name="T18">(55) 4040 8110</text:span></text:p>
            <text:p text:style-name="P10"><text:span text:style-name="T9">Correo electrónico: </text:span><text:span text:style-name="T19">une@dexone.mx</text:span></text:p>
            <text:p text:style-name="P10"><text:span text:style-name="T9">Página de Internet: www.dexone.mx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B9" table:number-columns-spanned="9" office:value-type="string">
            <text:p text:style-name="P10"><text:span text:style-name="T5">Registro de Contratos de Adhesión Núm: </text:span></text:p>
            <text:p text:style-name="P10"><text:span text:style-name="T14">Comisión Nacional para la Protección y Defensa de los Usuarios de Servicios Financieros CONDUSEF:</text:span></text:p>
            <text:p text:style-name="P10"><text:a xlink:type="simple" xlink:href="http://www.condusef.gob.mx/" text:style-name="ListLabel_20_4" text:visited-style-name="ListLabel_20_4"><text:span text:style-name="T13">Teléfono 01-800-999-80-80 y (55) 53-40-09-99, Página de Internet: www.condusef.gob.mx</text:span></text:a><text:span text:style-name="T13">, Correo electrónico: asesoria@condusef.gob.mx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A27" office:value-type="string">
            <text:p text:style-name="P12"/>
          </table:table-cell>
          <table:table-cell table:style-name="Table1.A27" table:number-columns-spanned="2" office:value-type="string">
            <text:p text:style-name="P12"/>
          </table:table-cell>
          <table:covered-table-cell/>
          <table:table-cell table:style-name="Table1.A27" table:number-columns-spanned="2" office:value-type="string">
            <text:p text:style-name="P12"/>
          </table:table-cell>
          <table:covered-table-cell/>
          <table:table-cell table:style-name="Table1.A27" office:value-type="string">
            <text:p text:style-name="P12"/>
          </table:table-cell>
          <table:table-cell table:style-name="Table1.A27" table:number-columns-spanned="2" office:value-type="string">
            <text:p text:style-name="P12"/>
          </table:table-cell>
          <table:covered-table-cell/>
          <table:table-cell table:style-name="Table1.A27" office:value-type="string">
            <text:p text:style-name="P12"/>
          </table:table-cell>
        </table:table-row>
        <table:table-row table:style-name="Table1.28">
          <table:table-cell table:style-name="Table1.B2" table:number-columns-spanned="5" office:value-type="string">
            <text:p text:style-name="P8"><text:span text:style-name="T7">ACREDITANTE</text:span></text:p>
          </table:table-cell>
          <table:covered-table-cell/>
          <table:covered-table-cell/>
          <table:covered-table-cell/>
          <table:covered-table-cell/>
          <table:table-cell table:style-name="Table1.B2" table:number-columns-spanned="4" office:value-type="string">
            <text:p text:style-name="P8"><text:span text:style-name="T7">EL CLIENTE</text:span></text:p>
          </table:table-cell>
          <table:covered-table-cell/>
          <table:covered-table-cell/>
          <table:covered-table-cell/>
        </table:table-row>
        <table:table-row table:style-name="Table1.29">
          <table:table-cell table:style-name="Table1.A2" table:number-columns-spanned="5" office:value-type="string">
            <text:p text:style-name="P8"><text:span text:style-name="T7">______________________________________</text:span></text:p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8"><text:span text:style-name="T7">______________________________________</text:span></text:p>
          </table:table-cell>
          <table:covered-table-cell/>
          <table:covered-table-cell/>
          <table:covered-table-cell/>
        </table:table-row>
        <table:table-row table:style-name="Table1.30">
          <table:table-cell table:style-name="Table1.A1" table:number-columns-spanned="5" office:value-type="string">
            <text:p text:style-name="P16"><text:span text:style-name="T10">[NOMBRE Y FIRMA DEL REPRESENTANTE LEGAL]</text:span></text:p>
            <text:p text:style-name="P16"><text:span text:style-name="T7">DEX ONE FOMENTO MÉXICO, S.A.P.I. DE C.V., SOFOM, EN.R.</text:span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8"><text:span text:style-name="T10">[NOMBRE Y FIRMA DEL CLIENTE]</text:span>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2"><text:span text:style-name="T1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s" fo:country="MX" style:font-name-asian="Times New Roman" style:font-family-asian="'Times New Roman'" style:font-family-generic-asian="system" style:font-pitch-asian="variable" style:font-size-asian="12pt" style:language-asian="es" style:country-asian="MX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="Arial Narrow" fo:font-family="'Arial Narrow'" style:font-family-generic="roman" style:font-pitch="variable" fo:font-size="9pt" fo:language="es" fo:country="MX" style:font-name-asian="Times New Roman" style:font-family-asian="'Times New Roman'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075in" fo:margin-bottom="0.1945in" fo:margin-left="0.6252in" fo:margin-right="0.6252in" style:writing-mode="lr-tb" style:layout-grid-color="#c0c0c0" style:layout-grid-lines="51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898in" fo:margin-left="0in" fo:margin-right="0in" fo:margin-bottom="0.150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 3" text:anchor-type="char" svg:x="-0.0728in" svg:y="0.4717in" svg:width="1.7083in" svg:height="0.472in" draw:z-index="0"><draw:image xlink:href="Pictures/10000000000001AB0000007671D1703B4EE21EA9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ar Vera</meta:initial-creator>
    <dc:creator>Admin</dc:creator>
    <meta:editing-cycles>49</meta:editing-cycles>
    <meta:creation-date>2018-09-14T18:03:00</meta:creation-date>
    <dc:date>2020-03-18T19:54:00</dc:date>
    <meta:editing-duration>PT2H57M</meta:editing-duration>
    <meta:generator>LibreOffice/6.0.7.3$Linux_X86_64 LibreOffice_project/00m0$Build-3</meta:generator>
    <meta:document-statistic meta:table-count="1" meta:image-count="1" meta:object-count="0" meta:page-count="1" meta:paragraph-count="61" meta:word-count="330" meta:character-count="2347" meta:non-whitespace-character-count="1941"/>
    <meta:user-defined meta:name="AppVersion">16.0000</meta:user-defined>
    <meta:user-defined meta:name="Company">Microsoft</meta:user-defined>
    <meta:user-defined meta:name="Created" meta:value-type="date">2017-11-15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8-2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